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56.47pt" svg:height="353.88pt" svg:x="1109.88pt" svg:y="234.94pt">
            <draw:object draw:notify-on-update-of-ranges="Sheet1.A2:Sheet1.A16 Sheet1.B1:Sheet1.B1 Sheet1.B2:Sheet1.B16 Sheet1.C1:Sheet1.C1 Sheet1.C2:Sheet1.C16 Sheet1.D1:Sheet1.D1 Sheet1.D2:Sheet1.D16 Sheet1.E1:Sheet1.E1 Sheet1.E2:Sheet1.E16 Sheet1.F1:Sheet1.F1 Sheet1.F2:Sheet1.F16 Sheet1.G1:Sheet1.G1 Sheet1.G2:Sheet1.G16 Sheet1.H1:Sheet1.H1 Sheet1.H2:Sheet1.H16 Sheet1.I1:Sheet1.I1 Sheet1.I2:Sheet1.I16 Sheet1.J1:Sheet1.J1 Sheet1.J2:Sheet1.J16 Sheet1.K1:Sheet1.K1 Sheet1.K2:Sheet1.K16 Sheet1.L1:Sheet1.L1 Sheet1.L2:Sheet1.L16 Sheet1.M1:Sheet1.M1 Sheet1.M2:Sheet1.M16 Sheet1.N1:Sheet1.N1 Sheet1.N2:Sheet1.N16 Sheet1.O1:Sheet1.O1 Sheet1.O2:Sheet1.O16 Sheet1.P1:Sheet1.P1 Sheet1.P2:Sheet1.P16 Sheet1.Q1:Sheet1.Q1 Sheet1.Q2:Sheet1.Q16 Sheet1.R1:Sheet1.R1 Sheet1.R2:Sheet1.R16 Sheet1.S1:Sheet1.S1 Sheet1.S2:Sheet1.S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58.82pt" svg:height="328.28pt" svg:x="1788.09pt" svg:y="227.4pt">
            <draw:object draw:notify-on-update-of-ranges="Sheet1.AO2:Sheet1.AO17 Sheet1.AP1:Sheet1.AP1 Sheet1.AP2:Sheet1.AP17 Sheet1.AQ1:Sheet1.AQ1 Sheet1.AQ2:Sheet1.AQ17 Sheet1.AR1:Sheet1.AR1 Sheet1.AR2:Sheet1.AR17 Sheet1.AS1:Sheet1.AS1 Sheet1.AS2:Sheet1.AS17 Sheet1.AT1:Sheet1.AT1 Sheet1.AT2:Sheet1.AT17 Sheet1.AU1:Sheet1.AU1 Sheet1.AU2:Sheet1.AU17 Sheet1.AV1:Sheet1.AV1 Sheet1.AV2:Sheet1.AV17 Sheet1.AW1:Sheet1.AW1 Sheet1.AW2:Sheet1.AW17 Sheet1.AX1:Sheet1.AX1 Sheet1.AX2:Sheet1.AX17 Sheet1.AY1:Sheet1.AY1 Sheet1.AY2:Sheet1.AY17 Sheet1.AZ1:Sheet1.AZ1 Sheet1.AZ2:Sheet1.AZ17 Sheet1.BA1:Sheet1.BA1 Sheet1.BA2:Sheet1.BA17 Sheet1.BB1:Sheet1.BB1 Sheet1.BB2:Sheet1.BB17 Sheet1.BC1:Sheet1.BC1 Sheet1.BC2:Sheet1.BC17 Sheet1.BD1:Sheet1.BD1 Sheet1.BD2:Sheet1.BD17 Sheet1.BE1:Sheet1.BE1 Sheet1.BE2:Sheet1.BE17 Sheet1.BF1:Sheet1.BF1 Sheet1.BF2:Sheet1.BF17 Sheet1.BG1:Sheet1.BG1 Sheet1.BG2:Sheet1.BG1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533.4pt" svg:height="335.23pt" svg:x="2398.9pt" svg:y="222.72pt">
            <draw:object draw:notify-on-update-of-ranges="Sheet1.AO2:Sheet1.AO17 Sheet1.AP1:Sheet1.AP1 Sheet1.AP2:Sheet1.AP17 Sheet1.AQ1:Sheet1.AQ1 Sheet1.AQ2:Sheet1.AQ17 Sheet1.AR1:Sheet1.AR1 Sheet1.AR2:Sheet1.AR17 Sheet1.AS1:Sheet1.AS1 Sheet1.AS2:Sheet1.AS17 Sheet1.AT1:Sheet1.AT1 Sheet1.AT2:Sheet1.AT17 Sheet1.AU1:Sheet1.AU1 Sheet1.AU2:Sheet1.AU17 Sheet1.BC1:Sheet1.BC1 Sheet1.BC2:Sheet1.BC17 Sheet1.BD1:Sheet1.BD1 Sheet1.BD2:Sheet1.BD17 Sheet1.BE1:Sheet1.BE1 Sheet1.BE2:Sheet1.BE17 Sheet1.BF1:Sheet1.BF1 Sheet1.BF2:Sheet1.BF17 Sheet1.BG1:Sheet1.BG1 Sheet1.BG2:Sheet1.BG1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535.41pt" svg:height="335.06pt" svg:x="2990.04pt" svg:y="222.89pt">
            <draw:object draw:notify-on-update-of-ranges="Sheet1.AO2:Sheet1.AO17 Sheet1.AV1:Sheet1.AV1 Sheet1.AV2:Sheet1.AV17 Sheet1.AW1:Sheet1.AW1 Sheet1.AW2:Sheet1.AW17 Sheet1.AX1:Sheet1.AX1 Sheet1.AX2:Sheet1.AX17 Sheet1.AY1:Sheet1.AY1 Sheet1.AY2:Sheet1.AY17 Sheet1.AZ1:Sheet1.AZ1 Sheet1.AZ2:Sheet1.AZ17 Sheet1.BA1:Sheet1.BA1 Sheet1.BA2:Sheet1.BA17 Sheet1.BB1:Sheet1.BB1 Sheet1.BB2:Sheet1.BB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9" table:default-cell-style-name="Default"/>
        <table:table-row table:style-name="ro1">
          <table:table-cell/>
          <table:table-cell office:value-type="string" calcext:value-type="string">
            <text:p>strlen_1</text:p>
          </table:table-cell>
          <table:table-cell office:value-type="string" calcext:value-type="string">
            <text:p>strlen_2</text:p>
          </table:table-cell>
          <table:table-cell office:value-type="string" calcext:value-type="string">
            <text:p>strlen_4</text:p>
          </table:table-cell>
          <table:table-cell office:value-type="string" calcext:value-type="string">
            <text:p>strlen_8</text:p>
          </table:table-cell>
          <table:table-cell office:value-type="string" calcext:value-type="string">
            <text:p>strlen_12</text:p>
          </table:table-cell>
          <table:table-cell office:value-type="string" calcext:value-type="string">
            <text:p>strlen_16</text:p>
          </table:table-cell>
          <table:table-cell office:value-type="string" calcext:value-type="string">
            <text:p>strlen_20</text:p>
          </table:table-cell>
          <table:table-cell office:value-type="string" calcext:value-type="string">
            <text:p>strlen_24</text:p>
          </table:table-cell>
          <table:table-cell office:value-type="string" calcext:value-type="string">
            <text:p>strlen_28</text:p>
          </table:table-cell>
          <table:table-cell office:value-type="string" calcext:value-type="string">
            <text:p>strlen_32</text:p>
          </table:table-cell>
          <table:table-cell office:value-type="string" calcext:value-type="string">
            <text:p>strlen_36</text:p>
          </table:table-cell>
          <table:table-cell office:value-type="string" calcext:value-type="string">
            <text:p>strlen_40</text:p>
          </table:table-cell>
          <table:table-cell office:value-type="string" calcext:value-type="string">
            <text:p>strlen_44</text:p>
          </table:table-cell>
          <table:table-cell office:value-type="string" calcext:value-type="string">
            <text:p>strlen_48</text:p>
          </table:table-cell>
          <table:table-cell office:value-type="string" calcext:value-type="string">
            <text:p>strlen_52</text:p>
          </table:table-cell>
          <table:table-cell office:value-type="string" calcext:value-type="string">
            <text:p>strlen_56</text:p>
          </table:table-cell>
          <table:table-cell office:value-type="string" calcext:value-type="string">
            <text:p>strlen_60</text:p>
          </table:table-cell>
          <table:table-cell office:value-type="string" calcext:value-type="string">
            <text:p>strlen_64</text:p>
          </table:table-cell>
          <table:table-cell table:number-columns-repeated="22"/>
          <table:table-cell office:value-type="string" calcext:value-type="string">
            <text:p>strlen_1</text:p>
          </table:table-cell>
          <table:table-cell office:value-type="string" calcext:value-type="string">
            <text:p>strlen_2</text:p>
          </table:table-cell>
          <table:table-cell office:value-type="string" calcext:value-type="string">
            <text:p>strlen_4</text:p>
          </table:table-cell>
          <table:table-cell office:value-type="string" calcext:value-type="string">
            <text:p>strlen_8</text:p>
          </table:table-cell>
          <table:table-cell office:value-type="string" calcext:value-type="string">
            <text:p>strlen_12</text:p>
          </table:table-cell>
          <table:table-cell office:value-type="string" calcext:value-type="string">
            <text:p>strlen_16</text:p>
          </table:table-cell>
          <table:table-cell office:value-type="string" calcext:value-type="string">
            <text:p>strlen_20</text:p>
          </table:table-cell>
          <table:table-cell office:value-type="string" calcext:value-type="string">
            <text:p>strlen_24</text:p>
          </table:table-cell>
          <table:table-cell office:value-type="string" calcext:value-type="string">
            <text:p>strlen_28</text:p>
          </table:table-cell>
          <table:table-cell office:value-type="string" calcext:value-type="string">
            <text:p>strlen_32</text:p>
          </table:table-cell>
          <table:table-cell office:value-type="string" calcext:value-type="string">
            <text:p>strlen_36</text:p>
          </table:table-cell>
          <table:table-cell office:value-type="string" calcext:value-type="string">
            <text:p>strlen_40</text:p>
          </table:table-cell>
          <table:table-cell office:value-type="string" calcext:value-type="string">
            <text:p>strlen_44</text:p>
          </table:table-cell>
          <table:table-cell office:value-type="string" calcext:value-type="string">
            <text:p>strlen_48</text:p>
          </table:table-cell>
          <table:table-cell office:value-type="string" calcext:value-type="string">
            <text:p>strlen_52</text:p>
          </table:table-cell>
          <table:table-cell office:value-type="string" calcext:value-type="string">
            <text:p>strlen_56</text:p>
          </table:table-cell>
          <table:table-cell office:value-type="string" calcext:value-type="string">
            <text:p>strlen_60</text:p>
          </table:table-cell>
          <table:table-cell office:value-type="string" calcext:value-type="string">
            <text:p>strlen_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21"/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1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21"/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21"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1"/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1"/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21"/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number-columns-repeated="21"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1"/>
          <table:table-cell office:value-type="float" office:value="44" calcext:value-type="float">
            <text:p>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1"/>
          <table:table-cell office:value-type="float" office:value="48" calcext:value-type="float">
            <text:p>4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40"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0"/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21:23:41.604475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ob </meta:initial-creator>
    <meta:creation-date>2016-02-29T15:00:20.392810181</meta:creation-date>
    <dc:date>2016-03-01T20:56:44.979380286</dc:date>
    <dc:creator>jakob </dc:creator>
    <meta:editing-duration>PT3H52M29S</meta:editing-duration>
    <meta:editing-cycles>4</meta:editing-cycles>
    <meta:generator>LibreOffice/4.4.3.2$Linux_X86_64 LibreOffice_project/40m0$Build-2</meta:generator>
    <meta:document-statistic meta:table-count="1" meta:cell-count="6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9.632cm" svg:height="12.485cm" xlink:href=".." xlink:type="simple" chart:class="chart:line" chart:style-name="ch1">
        <chart:title svg:x="5.155cm" svg:y="0.385cm" chart:style-name="ch2">
          <text:p>Hashing times using different amount of tables</text:p>
        </chart:title>
        <chart:legend chart:legend-position="end" svg:x="16.886cm" svg:y="1.71cm" style:legend-expansion="high" chart:style-name="ch3"/>
        <chart:plot-area chart:style-name="ch4" table:cell-range-address="Sheet1.A1:Sheet1.S16" chart:data-source-has-labels="both" svg:x="1.403cm" svg:y="1.439cm" svg:width="15.091cm" svg:height="9.816cm">
          <chartooo:coordinate-region svg:x="2.024cm" svg:y="1.638cm" svg:width="14.47cm" svg:height="8.97cm"/>
          <chart:axis chart:dimension="x" chart:name="primary-x" chart:style-name="ch5" chartooo:axis-type="auto">
            <chartooo:date-scale/>
            <chart:title svg:x="8.018cm" svg:y="11.504cm" chart:style-name="ch6">
              <text:p>Num_tables</text:p>
            </chart:title>
            <chart:categories table:cell-range-address="Sheet1.A2:Sheet1.A16"/>
          </chart:axis>
          <chart:axis chart:dimension="y" chart:name="primary-y" chart:style-name="ch5">
            <chart:title svg:x="0.451cm" svg:y="7.74cm" chart:style-name="ch7">
              <text:p>Time per hash (ns)</text:p>
            </chart:title>
            <chart:grid chart:style-name="ch8" chart:class="major"/>
          </chart:axis>
          <chart:series chart:style-name="ch9" chart:values-cell-range-address="Sheet1.B2:Sheet1.B16" chart:label-cell-address="Sheet1.B1:Sheet1.B1" chart:class="chart:line">
            <chart:data-point chart:repeated="15"/>
          </chart:series>
          <chart:series chart:style-name="ch10" chart:values-cell-range-address="Sheet1.C2:Sheet1.C16" chart:label-cell-address="Sheet1.C1:Sheet1.C1" chart:class="chart:line">
            <chart:data-point chart:repeated="15"/>
          </chart:series>
          <chart:series chart:style-name="ch11" chart:values-cell-range-address="Sheet1.D2:Sheet1.D16" chart:label-cell-address="Sheet1.D1:Sheet1.D1" chart:class="chart:line">
            <chart:data-point chart:repeated="15"/>
          </chart:series>
          <chart:series chart:style-name="ch12" chart:values-cell-range-address="Sheet1.E2:Sheet1.E16" chart:label-cell-address="Sheet1.E1:Sheet1.E1" chart:class="chart:line">
            <chart:data-point chart:repeated="15"/>
          </chart:series>
          <chart:series chart:style-name="ch13" chart:values-cell-range-address="Sheet1.F2:Sheet1.F16" chart:label-cell-address="Sheet1.F1:Sheet1.F1" chart:class="chart:line">
            <chart:data-point chart:repeated="15"/>
          </chart:series>
          <chart:series chart:style-name="ch14" chart:values-cell-range-address="Sheet1.G2:Sheet1.G16" chart:label-cell-address="Sheet1.G1:Sheet1.G1" chart:class="chart:line">
            <chart:data-point chart:repeated="15"/>
          </chart:series>
          <chart:series chart:style-name="ch15" chart:values-cell-range-address="Sheet1.H2:Sheet1.H16" chart:label-cell-address="Sheet1.H1:Sheet1.H1" chart:class="chart:line">
            <chart:data-point chart:repeated="15"/>
          </chart:series>
          <chart:series chart:style-name="ch16" chart:values-cell-range-address="Sheet1.I2:Sheet1.I16" chart:label-cell-address="Sheet1.I1:Sheet1.I1" chart:class="chart:line">
            <chart:data-point chart:repeated="15"/>
          </chart:series>
          <chart:series chart:style-name="ch17" chart:values-cell-range-address="Sheet1.J2:Sheet1.J16" chart:label-cell-address="Sheet1.J1:Sheet1.J1" chart:class="chart:line">
            <chart:data-point chart:repeated="15"/>
          </chart:series>
          <chart:series chart:style-name="ch18" chart:values-cell-range-address="Sheet1.K2:Sheet1.K16" chart:label-cell-address="Sheet1.K1:Sheet1.K1" chart:class="chart:line">
            <chart:data-point chart:repeated="15"/>
          </chart:series>
          <chart:series chart:style-name="ch19" chart:values-cell-range-address="Sheet1.L2:Sheet1.L16" chart:label-cell-address="Sheet1.L1:Sheet1.L1" chart:class="chart:line">
            <chart:data-point chart:repeated="15"/>
          </chart:series>
          <chart:series chart:style-name="ch20" chart:values-cell-range-address="Sheet1.M2:Sheet1.M16" chart:label-cell-address="Sheet1.M1:Sheet1.M1" chart:class="chart:line">
            <chart:data-point chart:repeated="15"/>
          </chart:series>
          <chart:series chart:style-name="ch21" chart:values-cell-range-address="Sheet1.N2:Sheet1.N16" chart:label-cell-address="Sheet1.N1:Sheet1.N1" chart:class="chart:line">
            <chart:data-point chart:repeated="15"/>
          </chart:series>
          <chart:series chart:style-name="ch22" chart:values-cell-range-address="Sheet1.O2:Sheet1.O16" chart:label-cell-address="Sheet1.O1:Sheet1.O1" chart:class="chart:line">
            <chart:data-point chart:repeated="15"/>
          </chart:series>
          <chart:series chart:style-name="ch23" chart:values-cell-range-address="Sheet1.P2:Sheet1.P16" chart:label-cell-address="Sheet1.P1:Sheet1.P1" chart:class="chart:line">
            <chart:data-point chart:repeated="15"/>
          </chart:series>
          <chart:series chart:style-name="ch12" chart:values-cell-range-address="Sheet1.Q2:Sheet1.Q16" chart:label-cell-address="Sheet1.Q1:Sheet1.Q1" chart:class="chart:line">
            <chart:data-point chart:repeated="15"/>
          </chart:series>
          <chart:series chart:style-name="ch13" chart:values-cell-range-address="Sheet1.R2:Sheet1.R16" chart:label-cell-address="Sheet1.R1:Sheet1.R1" chart:class="chart:line">
            <chart:data-point chart:repeated="15"/>
          </chart:series>
          <chart:series chart:style-name="ch14" chart:values-cell-range-address="Sheet1.S2:Sheet1.S16" chart:label-cell-address="Sheet1.S1:Sheet1.S1" chart:class="chart:line">
            <chart:data-point chart:repeated="15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len_1</text:p>
                <draw:g>
                  <svg:desc>Sheet1.B1:Sheet1.B1</svg:desc>
                </draw:g>
              </table:table-cell>
              <table:table-cell office:value-type="string">
                <text:p>strlen_2</text:p>
                <draw:g>
                  <svg:desc>Sheet1.C1:Sheet1.C1</svg:desc>
                </draw:g>
              </table:table-cell>
              <table:table-cell office:value-type="string">
                <text:p>strlen_4</text:p>
                <draw:g>
                  <svg:desc>Sheet1.D1:Sheet1.D1</svg:desc>
                </draw:g>
              </table:table-cell>
              <table:table-cell office:value-type="string">
                <text:p>strlen_8</text:p>
                <draw:g>
                  <svg:desc>Sheet1.E1:Sheet1.E1</svg:desc>
                </draw:g>
              </table:table-cell>
              <table:table-cell office:value-type="string">
                <text:p>strlen_12</text:p>
                <draw:g>
                  <svg:desc>Sheet1.F1:Sheet1.F1</svg:desc>
                </draw:g>
              </table:table-cell>
              <table:table-cell office:value-type="string">
                <text:p>strlen_16</text:p>
                <draw:g>
                  <svg:desc>Sheet1.G1:Sheet1.G1</svg:desc>
                </draw:g>
              </table:table-cell>
              <table:table-cell office:value-type="string">
                <text:p>strlen_20</text:p>
                <draw:g>
                  <svg:desc>Sheet1.H1:Sheet1.H1</svg:desc>
                </draw:g>
              </table:table-cell>
              <table:table-cell office:value-type="string">
                <text:p>strlen_24</text:p>
                <draw:g>
                  <svg:desc>Sheet1.I1:Sheet1.I1</svg:desc>
                </draw:g>
              </table:table-cell>
              <table:table-cell office:value-type="string">
                <text:p>strlen_28</text:p>
                <draw:g>
                  <svg:desc>Sheet1.J1:Sheet1.J1</svg:desc>
                </draw:g>
              </table:table-cell>
              <table:table-cell office:value-type="string">
                <text:p>strlen_32</text:p>
                <draw:g>
                  <svg:desc>Sheet1.K1:Sheet1.K1</svg:desc>
                </draw:g>
              </table:table-cell>
              <table:table-cell office:value-type="string">
                <text:p>strlen_36</text:p>
                <draw:g>
                  <svg:desc>Sheet1.L1:Sheet1.L1</svg:desc>
                </draw:g>
              </table:table-cell>
              <table:table-cell office:value-type="string">
                <text:p>strlen_40</text:p>
                <draw:g>
                  <svg:desc>Sheet1.M1:Sheet1.M1</svg:desc>
                </draw:g>
              </table:table-cell>
              <table:table-cell office:value-type="string">
                <text:p>strlen_44</text:p>
                <draw:g>
                  <svg:desc>Sheet1.N1:Sheet1.N1</svg:desc>
                </draw:g>
              </table:table-cell>
              <table:table-cell office:value-type="string">
                <text:p>strlen_48</text:p>
                <draw:g>
                  <svg:desc>Sheet1.O1:Sheet1.O1</svg:desc>
                </draw:g>
              </table:table-cell>
              <table:table-cell office:value-type="string">
                <text:p>strlen_52</text:p>
                <draw:g>
                  <svg:desc>Sheet1.P1:Sheet1.P1</svg:desc>
                </draw:g>
              </table:table-cell>
              <table:table-cell office:value-type="string">
                <text:p>strlen_56</text:p>
                <draw:g>
                  <svg:desc>Sheet1.Q1:Sheet1.Q1</svg:desc>
                </draw:g>
              </table:table-cell>
              <table:table-cell office:value-type="string">
                <text:p>strlen_60</text:p>
                <draw:g>
                  <svg:desc>Sheet1.R1:Sheet1.R1</svg:desc>
                </draw:g>
              </table:table-cell>
              <table:table-cell office:value-type="string">
                <text:p>strlen_64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6</svg:desc>
                </draw:g>
              </table:table-cell>
              <table:table-cell office:value-type="float" office:value="9">
                <text:p>9</text:p>
                <draw:g>
                  <svg:desc>Sheet1.B2:Sheet1.B16</svg:desc>
                </draw:g>
              </table:table-cell>
              <table:table-cell office:value-type="float" office:value="9">
                <text:p>9</text:p>
                <draw:g>
                  <svg:desc>Sheet1.C2:Sheet1.C16</svg:desc>
                </draw:g>
              </table:table-cell>
              <table:table-cell office:value-type="float" office:value="9">
                <text:p>9</text:p>
                <draw:g>
                  <svg:desc>Sheet1.D2:Sheet1.D16</svg:desc>
                </draw:g>
              </table:table-cell>
              <table:table-cell office:value-type="float" office:value="10">
                <text:p>10</text:p>
                <draw:g>
                  <svg:desc>Sheet1.E2:Sheet1.E16</svg:desc>
                </draw:g>
              </table:table-cell>
              <table:table-cell office:value-type="float" office:value="12">
                <text:p>12</text:p>
                <draw:g>
                  <svg:desc>Sheet1.F2:Sheet1.F16</svg:desc>
                </draw:g>
              </table:table-cell>
              <table:table-cell office:value-type="float" office:value="15">
                <text:p>15</text:p>
                <draw:g>
                  <svg:desc>Sheet1.G2:Sheet1.G16</svg:desc>
                </draw:g>
              </table:table-cell>
              <table:table-cell office:value-type="float" office:value="17">
                <text:p>17</text:p>
                <draw:g>
                  <svg:desc>Sheet1.H2:Sheet1.H16</svg:desc>
                </draw:g>
              </table:table-cell>
              <table:table-cell office:value-type="float" office:value="19">
                <text:p>19</text:p>
                <draw:g>
                  <svg:desc>Sheet1.I2:Sheet1.I16</svg:desc>
                </draw:g>
              </table:table-cell>
              <table:table-cell office:value-type="float" office:value="21">
                <text:p>21</text:p>
                <draw:g>
                  <svg:desc>Sheet1.J2:Sheet1.J16</svg:desc>
                </draw:g>
              </table:table-cell>
              <table:table-cell office:value-type="float" office:value="29">
                <text:p>29</text:p>
                <draw:g>
                  <svg:desc>Sheet1.K2:Sheet1.K16</svg:desc>
                </draw:g>
              </table:table-cell>
              <table:table-cell office:value-type="float" office:value="30">
                <text:p>30</text:p>
                <draw:g>
                  <svg:desc>Sheet1.L2:Sheet1.L16</svg:desc>
                </draw:g>
              </table:table-cell>
              <table:table-cell office:value-type="float" office:value="31">
                <text:p>31</text:p>
                <draw:g>
                  <svg:desc>Sheet1.M2:Sheet1.M16</svg:desc>
                </draw:g>
              </table:table-cell>
              <table:table-cell office:value-type="float" office:value="33">
                <text:p>33</text:p>
                <draw:g>
                  <svg:desc>Sheet1.N2:Sheet1.N16</svg:desc>
                </draw:g>
              </table:table-cell>
              <table:table-cell office:value-type="float" office:value="36">
                <text:p>36</text:p>
                <draw:g>
                  <svg:desc>Sheet1.O2:Sheet1.O16</svg:desc>
                </draw:g>
              </table:table-cell>
              <table:table-cell office:value-type="float" office:value="38">
                <text:p>38</text:p>
                <draw:g>
                  <svg:desc>Sheet1.P2:Sheet1.P16</svg:desc>
                </draw:g>
              </table:table-cell>
              <table:table-cell office:value-type="float" office:value="41">
                <text:p>41</text:p>
                <draw:g>
                  <svg:desc>Sheet1.Q2:Sheet1.Q16</svg:desc>
                </draw:g>
              </table:table-cell>
              <table:table-cell office:value-type="float" office:value="40">
                <text:p>40</text:p>
                <draw:g>
                  <svg:desc>Sheet1.R2:Sheet1.R16</svg:desc>
                </draw:g>
              </table:table-cell>
              <table:table-cell office:value-type="float" office:value="41">
                <text:p>41</text:p>
                <draw:g>
                  <svg:desc>Sheet1.S2:Sheet1.S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9.715cm" svg:height="11.582cm" xlink:href=".." xlink:type="simple" chart:class="chart:line" chart:style-name="ch1">
        <chart:title svg:x="5.739cm" svg:y="0.367cm" chart:style-name="ch2">
          <text:p>Hash times for different number of tables</text:p>
        </chart:title>
        <chart:legend chart:legend-position="end" svg:x="16.969cm" svg:y="1.259cm" style:legend-expansion="high" chart:style-name="ch3"/>
        <chart:plot-area chart:style-name="ch4" table:cell-range-address="Sheet1.AO1:Sheet1.BG17" chart:data-source-has-labels="both" svg:x="1.405cm" svg:y="1.403cm" svg:width="15.17cm" svg:height="8.967cm">
          <chartooo:coordinate-region svg:x="2.026cm" svg:y="1.602cm" svg:width="14.362cm" svg:height="8.121cm"/>
          <chart:axis chart:dimension="x" chart:name="primary-x" chart:style-name="ch5" chartooo:axis-type="auto">
            <chartooo:date-scale/>
            <chart:title svg:x="7.702cm" svg:y="10.601cm" chart:style-name="ch6">
              <text:p>Number of tables</text:p>
            </chart:title>
            <chart:categories table:cell-range-address="Sheet1.AO2:Sheet1.AO17"/>
          </chart:axis>
          <chart:axis chart:dimension="y" chart:name="primary-y" chart:style-name="ch5">
            <chart:title svg:x="0.451cm" svg:y="7.279cm" chart:style-name="ch7">
              <text:p>Time per hash (ns)</text:p>
            </chart:title>
            <chart:grid chart:style-name="ch8" chart:class="major"/>
          </chart:axis>
          <chart:series chart:style-name="ch9" chart:values-cell-range-address="Sheet1.AP2:Sheet1.AP17" chart:label-cell-address="Sheet1.AP1:Sheet1.AP1" chart:class="chart:line">
            <chart:data-point chart:repeated="16"/>
          </chart:series>
          <chart:series chart:style-name="ch10" chart:values-cell-range-address="Sheet1.AQ2:Sheet1.AQ17" chart:label-cell-address="Sheet1.AQ1:Sheet1.AQ1" chart:class="chart:line">
            <chart:data-point chart:repeated="16"/>
          </chart:series>
          <chart:series chart:style-name="ch11" chart:values-cell-range-address="Sheet1.AR2:Sheet1.AR17" chart:label-cell-address="Sheet1.AR1:Sheet1.AR1" chart:class="chart:line">
            <chart:data-point chart:repeated="16"/>
          </chart:series>
          <chart:series chart:style-name="ch12" chart:values-cell-range-address="Sheet1.AS2:Sheet1.AS17" chart:label-cell-address="Sheet1.AS1:Sheet1.AS1" chart:class="chart:line">
            <chart:data-point chart:repeated="16"/>
          </chart:series>
          <chart:series chart:style-name="ch13" chart:values-cell-range-address="Sheet1.AT2:Sheet1.AT17" chart:label-cell-address="Sheet1.AT1:Sheet1.AT1" chart:class="chart:line">
            <chart:data-point chart:repeated="16"/>
          </chart:series>
          <chart:series chart:style-name="ch14" chart:values-cell-range-address="Sheet1.AU2:Sheet1.AU17" chart:label-cell-address="Sheet1.AU1:Sheet1.AU1" chart:class="chart:line">
            <chart:data-point chart:repeated="16"/>
          </chart:series>
          <chart:series chart:style-name="ch15" chart:values-cell-range-address="Sheet1.AV2:Sheet1.AV17" chart:label-cell-address="Sheet1.AV1:Sheet1.AV1" chart:class="chart:line">
            <chart:data-point chart:repeated="16"/>
          </chart:series>
          <chart:series chart:style-name="ch16" chart:values-cell-range-address="Sheet1.AW2:Sheet1.AW17" chart:label-cell-address="Sheet1.AW1:Sheet1.AW1" chart:class="chart:line">
            <chart:data-point chart:repeated="16"/>
          </chart:series>
          <chart:series chart:style-name="ch17" chart:values-cell-range-address="Sheet1.AX2:Sheet1.AX17" chart:label-cell-address="Sheet1.AX1:Sheet1.AX1" chart:class="chart:line">
            <chart:data-point chart:repeated="16"/>
          </chart:series>
          <chart:series chart:style-name="ch18" chart:values-cell-range-address="Sheet1.AY2:Sheet1.AY17" chart:label-cell-address="Sheet1.AY1:Sheet1.AY1" chart:class="chart:line">
            <chart:data-point chart:repeated="16"/>
          </chart:series>
          <chart:series chart:style-name="ch19" chart:values-cell-range-address="Sheet1.AZ2:Sheet1.AZ17" chart:label-cell-address="Sheet1.AZ1:Sheet1.AZ1" chart:class="chart:line">
            <chart:data-point chart:repeated="16"/>
          </chart:series>
          <chart:series chart:style-name="ch20" chart:values-cell-range-address="Sheet1.BA2:Sheet1.BA17" chart:label-cell-address="Sheet1.BA1:Sheet1.BA1" chart:class="chart:line">
            <chart:data-point chart:repeated="16"/>
          </chart:series>
          <chart:series chart:style-name="ch21" chart:values-cell-range-address="Sheet1.BB2:Sheet1.BB17" chart:label-cell-address="Sheet1.BB1:Sheet1.BB1" chart:class="chart:line">
            <chart:data-point chart:repeated="16"/>
          </chart:series>
          <chart:series chart:style-name="ch22" chart:values-cell-range-address="Sheet1.BC2:Sheet1.BC17" chart:label-cell-address="Sheet1.BC1:Sheet1.BC1" chart:class="chart:line">
            <chart:data-point chart:repeated="16"/>
          </chart:series>
          <chart:series chart:style-name="ch23" chart:values-cell-range-address="Sheet1.BD2:Sheet1.BD17" chart:label-cell-address="Sheet1.BD1:Sheet1.BD1" chart:class="chart:line">
            <chart:data-point chart:repeated="16"/>
          </chart:series>
          <chart:series chart:style-name="ch12" chart:values-cell-range-address="Sheet1.BE2:Sheet1.BE17" chart:label-cell-address="Sheet1.BE1:Sheet1.BE1" chart:class="chart:line">
            <chart:data-point chart:repeated="16"/>
          </chart:series>
          <chart:series chart:style-name="ch13" chart:values-cell-range-address="Sheet1.BF2:Sheet1.BF17" chart:label-cell-address="Sheet1.BF1:Sheet1.BF1" chart:class="chart:line">
            <chart:data-point chart:repeated="16"/>
          </chart:series>
          <chart:series chart:style-name="ch14" chart:values-cell-range-address="Sheet1.BG2:Sheet1.BG17" chart:label-cell-address="Sheet1.BG1:Sheet1.BG1" chart:class="chart:line">
            <chart:data-point chart:repeated="16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len_1</text:p>
                <draw:g>
                  <svg:desc>Sheet1.AP1:Sheet1.AP1</svg:desc>
                </draw:g>
              </table:table-cell>
              <table:table-cell office:value-type="string">
                <text:p>strlen_2</text:p>
                <draw:g>
                  <svg:desc>Sheet1.AQ1:Sheet1.AQ1</svg:desc>
                </draw:g>
              </table:table-cell>
              <table:table-cell office:value-type="string">
                <text:p>strlen_4</text:p>
                <draw:g>
                  <svg:desc>Sheet1.AR1:Sheet1.AR1</svg:desc>
                </draw:g>
              </table:table-cell>
              <table:table-cell office:value-type="string">
                <text:p>strlen_8</text:p>
                <draw:g>
                  <svg:desc>Sheet1.AS1:Sheet1.AS1</svg:desc>
                </draw:g>
              </table:table-cell>
              <table:table-cell office:value-type="string">
                <text:p>strlen_12</text:p>
                <draw:g>
                  <svg:desc>Sheet1.AT1:Sheet1.AT1</svg:desc>
                </draw:g>
              </table:table-cell>
              <table:table-cell office:value-type="string">
                <text:p>strlen_16</text:p>
                <draw:g>
                  <svg:desc>Sheet1.AU1:Sheet1.AU1</svg:desc>
                </draw:g>
              </table:table-cell>
              <table:table-cell office:value-type="string">
                <text:p>strlen_20</text:p>
                <draw:g>
                  <svg:desc>Sheet1.AV1:Sheet1.AV1</svg:desc>
                </draw:g>
              </table:table-cell>
              <table:table-cell office:value-type="string">
                <text:p>strlen_24</text:p>
                <draw:g>
                  <svg:desc>Sheet1.AW1:Sheet1.AW1</svg:desc>
                </draw:g>
              </table:table-cell>
              <table:table-cell office:value-type="string">
                <text:p>strlen_28</text:p>
                <draw:g>
                  <svg:desc>Sheet1.AX1:Sheet1.AX1</svg:desc>
                </draw:g>
              </table:table-cell>
              <table:table-cell office:value-type="string">
                <text:p>strlen_32</text:p>
                <draw:g>
                  <svg:desc>Sheet1.AY1:Sheet1.AY1</svg:desc>
                </draw:g>
              </table:table-cell>
              <table:table-cell office:value-type="string">
                <text:p>strlen_36</text:p>
                <draw:g>
                  <svg:desc>Sheet1.AZ1:Sheet1.AZ1</svg:desc>
                </draw:g>
              </table:table-cell>
              <table:table-cell office:value-type="string">
                <text:p>strlen_40</text:p>
                <draw:g>
                  <svg:desc>Sheet1.BA1:Sheet1.BA1</svg:desc>
                </draw:g>
              </table:table-cell>
              <table:table-cell office:value-type="string">
                <text:p>strlen_44</text:p>
                <draw:g>
                  <svg:desc>Sheet1.BB1:Sheet1.BB1</svg:desc>
                </draw:g>
              </table:table-cell>
              <table:table-cell office:value-type="string">
                <text:p>strlen_48</text:p>
                <draw:g>
                  <svg:desc>Sheet1.BC1:Sheet1.BC1</svg:desc>
                </draw:g>
              </table:table-cell>
              <table:table-cell office:value-type="string">
                <text:p>strlen_52</text:p>
                <draw:g>
                  <svg:desc>Sheet1.BD1:Sheet1.BD1</svg:desc>
                </draw:g>
              </table:table-cell>
              <table:table-cell office:value-type="string">
                <text:p>strlen_56</text:p>
                <draw:g>
                  <svg:desc>Sheet1.BE1:Sheet1.BE1</svg:desc>
                </draw:g>
              </table:table-cell>
              <table:table-cell office:value-type="string">
                <text:p>strlen_60</text:p>
                <draw:g>
                  <svg:desc>Sheet1.BF1:Sheet1.BF1</svg:desc>
                </draw:g>
              </table:table-cell>
              <table:table-cell office:value-type="string">
                <text:p>strlen_64</text:p>
                <draw:g>
                  <svg:desc>Sheet1.BG1:Sheet1.B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O2:Sheet1.AO17</svg:desc>
                </draw:g>
              </table:table-cell>
              <table:table-cell office:value-type="float" office:value="7">
                <text:p>7</text:p>
                <draw:g>
                  <svg:desc>Sheet1.AP2:Sheet1.AP17</svg:desc>
                </draw:g>
              </table:table-cell>
              <table:table-cell office:value-type="float" office:value="6">
                <text:p>6</text:p>
                <draw:g>
                  <svg:desc>Sheet1.AQ2:Sheet1.AQ17</svg:desc>
                </draw:g>
              </table:table-cell>
              <table:table-cell office:value-type="float" office:value="7">
                <text:p>7</text:p>
                <draw:g>
                  <svg:desc>Sheet1.AR2:Sheet1.AR17</svg:desc>
                </draw:g>
              </table:table-cell>
              <table:table-cell office:value-type="float" office:value="10">
                <text:p>10</text:p>
                <draw:g>
                  <svg:desc>Sheet1.AS2:Sheet1.AS17</svg:desc>
                </draw:g>
              </table:table-cell>
              <table:table-cell office:value-type="float" office:value="11">
                <text:p>11</text:p>
                <draw:g>
                  <svg:desc>Sheet1.AT2:Sheet1.AT17</svg:desc>
                </draw:g>
              </table:table-cell>
              <table:table-cell office:value-type="float" office:value="13">
                <text:p>13</text:p>
                <draw:g>
                  <svg:desc>Sheet1.AU2:Sheet1.AU17</svg:desc>
                </draw:g>
              </table:table-cell>
              <table:table-cell office:value-type="float" office:value="12">
                <text:p>12</text:p>
                <draw:g>
                  <svg:desc>Sheet1.AV2:Sheet1.AV17</svg:desc>
                </draw:g>
              </table:table-cell>
              <table:table-cell office:value-type="float" office:value="18">
                <text:p>18</text:p>
                <draw:g>
                  <svg:desc>Sheet1.AW2:Sheet1.AW17</svg:desc>
                </draw:g>
              </table:table-cell>
              <table:table-cell office:value-type="float" office:value="19">
                <text:p>19</text:p>
                <draw:g>
                  <svg:desc>Sheet1.AX2:Sheet1.AX17</svg:desc>
                </draw:g>
              </table:table-cell>
              <table:table-cell office:value-type="float" office:value="26">
                <text:p>26</text:p>
                <draw:g>
                  <svg:desc>Sheet1.AY2:Sheet1.AY17</svg:desc>
                </draw:g>
              </table:table-cell>
              <table:table-cell office:value-type="float" office:value="17">
                <text:p>17</text:p>
                <draw:g>
                  <svg:desc>Sheet1.AZ2:Sheet1.AZ17</svg:desc>
                </draw:g>
              </table:table-cell>
              <table:table-cell office:value-type="float" office:value="23">
                <text:p>23</text:p>
                <draw:g>
                  <svg:desc>Sheet1.BA2:Sheet1.BA17</svg:desc>
                </draw:g>
              </table:table-cell>
              <table:table-cell office:value-type="float" office:value="30">
                <text:p>30</text:p>
                <draw:g>
                  <svg:desc>Sheet1.BB2:Sheet1.BB17</svg:desc>
                </draw:g>
              </table:table-cell>
              <table:table-cell office:value-type="float" office:value="31">
                <text:p>31</text:p>
                <draw:g>
                  <svg:desc>Sheet1.BC2:Sheet1.BC17</svg:desc>
                </draw:g>
              </table:table-cell>
              <table:table-cell office:value-type="float" office:value="32">
                <text:p>32</text:p>
                <draw:g>
                  <svg:desc>Sheet1.BD2:Sheet1.BD17</svg:desc>
                </draw:g>
              </table:table-cell>
              <table:table-cell office:value-type="float" office:value="33">
                <text:p>33</text:p>
                <draw:g>
                  <svg:desc>Sheet1.BE2:Sheet1.BE17</svg:desc>
                </draw:g>
              </table:table-cell>
              <table:table-cell office:value-type="float" office:value="34">
                <text:p>34</text:p>
                <draw:g>
                  <svg:desc>Sheet1.BF2:Sheet1.BF17</svg:desc>
                </draw:g>
              </table:table-cell>
              <table:table-cell office:value-type="float" office:value="38">
                <text:p>38</text:p>
                <draw:g>
                  <svg:desc>Sheet1.BG2:Sheet1.BG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818cm" svg:height="11.827cm" xlink:href=".." xlink:type="simple" chart:class="chart:line" chart:style-name="ch1">
        <chart:title svg:x="1.812cm" svg:y="0.372cm" chart:style-name="ch2">
          <text:p>Hash times for different number of tables (low and high range string lengths)</text:p>
        </chart:title>
        <chart:legend chart:legend-position="end" svg:x="16.072cm" svg:y="3.124cm" style:legend-expansion="high" chart:style-name="ch3"/>
        <chart:plot-area chart:style-name="ch4" table:cell-range-address="Sheet1.AO2:Sheet1.AU17 Sheet1.AO1:Sheet1.AU1 Sheet1.BC1:Sheet1.BG17" chart:data-source-has-labels="both" svg:x="1.387cm" svg:y="1.413cm" svg:width="14.309cm" svg:height="9.197cm">
          <chartooo:coordinate-region svg:x="2.008cm" svg:y="1.613cm" svg:width="13.501cm" svg:height="8.35cm"/>
          <chart:axis chart:dimension="x" chart:name="primary-x" chart:style-name="ch5" chartooo:axis-type="auto">
            <chartooo:date-scale/>
            <chart:title svg:x="7.253cm" svg:y="10.846cm" chart:style-name="ch6">
              <text:p>Number of tables</text:p>
            </chart:title>
            <chart:categories table:cell-range-address="Sheet1.AO2:Sheet1.AO17"/>
          </chart:axis>
          <chart:axis chart:dimension="y" chart:name="primary-y" chart:style-name="ch5">
            <chart:title svg:x="0.451cm" svg:y="7.404cm" chart:style-name="ch7">
              <text:p>Time per hash (ns)</text:p>
            </chart:title>
            <chart:grid chart:style-name="ch8" chart:class="major"/>
          </chart:axis>
          <chart:series chart:style-name="ch9" chart:values-cell-range-address="Sheet1.AP2:Sheet1.AP17" chart:label-cell-address="Sheet1.AP1:Sheet1.AP1" chart:class="chart:line">
            <chart:data-point chart:repeated="16"/>
          </chart:series>
          <chart:series chart:style-name="ch10" chart:values-cell-range-address="Sheet1.AQ2:Sheet1.AQ17" chart:label-cell-address="Sheet1.AQ1:Sheet1.AQ1" chart:class="chart:line">
            <chart:data-point chart:repeated="16"/>
          </chart:series>
          <chart:series chart:style-name="ch11" chart:values-cell-range-address="Sheet1.AR2:Sheet1.AR17" chart:label-cell-address="Sheet1.AR1:Sheet1.AR1" chart:class="chart:line">
            <chart:data-point chart:repeated="16"/>
          </chart:series>
          <chart:series chart:style-name="ch12" chart:values-cell-range-address="Sheet1.AS2:Sheet1.AS17" chart:label-cell-address="Sheet1.AS1:Sheet1.AS1" chart:class="chart:line">
            <chart:data-point chart:repeated="16"/>
          </chart:series>
          <chart:series chart:style-name="ch13" chart:values-cell-range-address="Sheet1.AT2:Sheet1.AT17" chart:label-cell-address="Sheet1.AT1:Sheet1.AT1" chart:class="chart:line">
            <chart:data-point chart:repeated="16"/>
          </chart:series>
          <chart:series chart:style-name="ch14" chart:values-cell-range-address="Sheet1.AU2:Sheet1.AU17" chart:label-cell-address="Sheet1.AU1:Sheet1.AU1" chart:class="chart:line">
            <chart:data-point chart:repeated="16"/>
          </chart:series>
          <chart:series chart:style-name="ch15" chart:values-cell-range-address="Sheet1.BC2:Sheet1.BC17" chart:label-cell-address="Sheet1.BC1:Sheet1.BC1" chart:class="chart:line">
            <chart:data-point chart:repeated="16"/>
          </chart:series>
          <chart:series chart:style-name="ch16" chart:values-cell-range-address="Sheet1.BD2:Sheet1.BD17" chart:label-cell-address="Sheet1.BD1:Sheet1.BD1" chart:class="chart:line">
            <chart:data-point chart:repeated="16"/>
          </chart:series>
          <chart:series chart:style-name="ch17" chart:values-cell-range-address="Sheet1.BE2:Sheet1.BE17" chart:label-cell-address="Sheet1.BE1:Sheet1.BE1" chart:class="chart:line">
            <chart:data-point chart:repeated="16"/>
          </chart:series>
          <chart:series chart:style-name="ch18" chart:values-cell-range-address="Sheet1.BF2:Sheet1.BF17" chart:label-cell-address="Sheet1.BF1:Sheet1.BF1" chart:class="chart:line">
            <chart:data-point chart:repeated="16"/>
          </chart:series>
          <chart:series chart:style-name="ch19" chart:values-cell-range-address="Sheet1.BG2:Sheet1.BG17" chart:label-cell-address="Sheet1.BG1:Sheet1.BG1" chart:class="chart:line">
            <chart:data-point chart:repeated="1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len_1</text:p>
                <draw:g>
                  <svg:desc>Sheet1.AP1:Sheet1.AP1</svg:desc>
                </draw:g>
              </table:table-cell>
              <table:table-cell office:value-type="string">
                <text:p>strlen_2</text:p>
                <draw:g>
                  <svg:desc>Sheet1.AQ1:Sheet1.AQ1</svg:desc>
                </draw:g>
              </table:table-cell>
              <table:table-cell office:value-type="string">
                <text:p>strlen_4</text:p>
                <draw:g>
                  <svg:desc>Sheet1.AR1:Sheet1.AR1</svg:desc>
                </draw:g>
              </table:table-cell>
              <table:table-cell office:value-type="string">
                <text:p>strlen_8</text:p>
                <draw:g>
                  <svg:desc>Sheet1.AS1:Sheet1.AS1</svg:desc>
                </draw:g>
              </table:table-cell>
              <table:table-cell office:value-type="string">
                <text:p>strlen_12</text:p>
                <draw:g>
                  <svg:desc>Sheet1.AT1:Sheet1.AT1</svg:desc>
                </draw:g>
              </table:table-cell>
              <table:table-cell office:value-type="string">
                <text:p>strlen_16</text:p>
                <draw:g>
                  <svg:desc>Sheet1.AU1:Sheet1.AU1</svg:desc>
                </draw:g>
              </table:table-cell>
              <table:table-cell office:value-type="string">
                <text:p>strlen_48</text:p>
                <draw:g>
                  <svg:desc>Sheet1.BC1:Sheet1.BC1</svg:desc>
                </draw:g>
              </table:table-cell>
              <table:table-cell office:value-type="string">
                <text:p>strlen_52</text:p>
                <draw:g>
                  <svg:desc>Sheet1.BD1:Sheet1.BD1</svg:desc>
                </draw:g>
              </table:table-cell>
              <table:table-cell office:value-type="string">
                <text:p>strlen_56</text:p>
                <draw:g>
                  <svg:desc>Sheet1.BE1:Sheet1.BE1</svg:desc>
                </draw:g>
              </table:table-cell>
              <table:table-cell office:value-type="string">
                <text:p>strlen_60</text:p>
                <draw:g>
                  <svg:desc>Sheet1.BF1:Sheet1.BF1</svg:desc>
                </draw:g>
              </table:table-cell>
              <table:table-cell office:value-type="string">
                <text:p>strlen_64</text:p>
                <draw:g>
                  <svg:desc>Sheet1.BG1:Sheet1.B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O2:Sheet1.AO17</svg:desc>
                </draw:g>
              </table:table-cell>
              <table:table-cell office:value-type="float" office:value="7">
                <text:p>7</text:p>
                <draw:g>
                  <svg:desc>Sheet1.AP2:Sheet1.AP17</svg:desc>
                </draw:g>
              </table:table-cell>
              <table:table-cell office:value-type="float" office:value="6">
                <text:p>6</text:p>
                <draw:g>
                  <svg:desc>Sheet1.AQ2:Sheet1.AQ17</svg:desc>
                </draw:g>
              </table:table-cell>
              <table:table-cell office:value-type="float" office:value="7">
                <text:p>7</text:p>
                <draw:g>
                  <svg:desc>Sheet1.AR2:Sheet1.AR17</svg:desc>
                </draw:g>
              </table:table-cell>
              <table:table-cell office:value-type="float" office:value="10">
                <text:p>10</text:p>
                <draw:g>
                  <svg:desc>Sheet1.AS2:Sheet1.AS17</svg:desc>
                </draw:g>
              </table:table-cell>
              <table:table-cell office:value-type="float" office:value="11">
                <text:p>11</text:p>
                <draw:g>
                  <svg:desc>Sheet1.AT2:Sheet1.AT17</svg:desc>
                </draw:g>
              </table:table-cell>
              <table:table-cell office:value-type="float" office:value="13">
                <text:p>13</text:p>
                <draw:g>
                  <svg:desc>Sheet1.AU2:Sheet1.AU17</svg:desc>
                </draw:g>
              </table:table-cell>
              <table:table-cell office:value-type="float" office:value="31">
                <text:p>31</text:p>
                <draw:g>
                  <svg:desc>Sheet1.BC2:Sheet1.BC17</svg:desc>
                </draw:g>
              </table:table-cell>
              <table:table-cell office:value-type="float" office:value="32">
                <text:p>32</text:p>
                <draw:g>
                  <svg:desc>Sheet1.BD2:Sheet1.BD17</svg:desc>
                </draw:g>
              </table:table-cell>
              <table:table-cell office:value-type="float" office:value="33">
                <text:p>33</text:p>
                <draw:g>
                  <svg:desc>Sheet1.BE2:Sheet1.BE17</svg:desc>
                </draw:g>
              </table:table-cell>
              <table:table-cell office:value-type="float" office:value="34">
                <text:p>34</text:p>
                <draw:g>
                  <svg:desc>Sheet1.BF2:Sheet1.BF17</svg:desc>
                </draw:g>
              </table:table-cell>
              <table:table-cell office:value-type="float" office:value="38">
                <text:p>38</text:p>
                <draw:g>
                  <svg:desc>Sheet1.BG2:Sheet1.BG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889cm" svg:height="11.821cm" xlink:href=".." xlink:type="simple" chart:class="chart:line" chart:style-name="ch1">
        <chart:title svg:x="2.72cm" svg:y="0.372cm" chart:style-name="ch2">
          <text:p>Hash times for different number of tables (mid range string lengths)</text:p>
        </chart:title>
        <chart:legend chart:legend-position="end" svg:x="16.143cm" svg:y="4.117cm" style:legend-expansion="high" chart:style-name="ch3"/>
        <chart:plot-area chart:style-name="ch4" table:cell-range-address="Sheet1.AO2:Sheet1.AO17 Sheet1.AV1:Sheet1.BB17" chart:data-source-has-labels="both" svg:x="1.388cm" svg:y="1.413cm" svg:width="14.378cm" svg:height="9.191cm">
          <chartooo:coordinate-region svg:x="2.009cm" svg:y="1.612cm" svg:width="13.571cm" svg:height="8.345cm"/>
          <chart:axis chart:dimension="x" chart:name="primary-x" chart:style-name="ch5" chartooo:axis-type="auto">
            <chartooo:date-scale/>
            <chart:title svg:x="7.289cm" svg:y="10.84cm" chart:style-name="ch6">
              <text:p>Number of tables</text:p>
            </chart:title>
            <chart:categories table:cell-range-address="Sheet1.AO2:Sheet1.AO17"/>
          </chart:axis>
          <chart:axis chart:dimension="y" chart:name="primary-y" chart:style-name="ch7">
            <chart:title svg:x="0.451cm" svg:y="7.401cm" chart:style-name="ch8">
              <text:p>Time per hash (ns)</text:p>
            </chart:title>
            <chart:grid chart:style-name="ch9" chart:class="major"/>
          </chart:axis>
          <chart:series chart:style-name="ch10" chart:values-cell-range-address="Sheet1.AV2:Sheet1.AV17" chart:label-cell-address="Sheet1.AV1:Sheet1.AV1" chart:class="chart:line">
            <chart:data-point chart:repeated="16"/>
          </chart:series>
          <chart:series chart:style-name="ch11" chart:values-cell-range-address="Sheet1.AW2:Sheet1.AW17" chart:label-cell-address="Sheet1.AW1:Sheet1.AW1" chart:class="chart:line">
            <chart:data-point chart:repeated="16"/>
          </chart:series>
          <chart:series chart:style-name="ch12" chart:values-cell-range-address="Sheet1.AX2:Sheet1.AX17" chart:label-cell-address="Sheet1.AX1:Sheet1.AX1" chart:class="chart:line">
            <chart:data-point chart:repeated="16"/>
          </chart:series>
          <chart:series chart:style-name="ch13" chart:values-cell-range-address="Sheet1.AY2:Sheet1.AY17" chart:label-cell-address="Sheet1.AY1:Sheet1.AY1" chart:class="chart:line">
            <chart:data-point chart:repeated="16"/>
          </chart:series>
          <chart:series chart:style-name="ch14" chart:values-cell-range-address="Sheet1.AZ2:Sheet1.AZ17" chart:label-cell-address="Sheet1.AZ1:Sheet1.AZ1" chart:class="chart:line">
            <chart:data-point chart:repeated="16"/>
          </chart:series>
          <chart:series chart:style-name="ch15" chart:values-cell-range-address="Sheet1.BA2:Sheet1.BA17" chart:label-cell-address="Sheet1.BA1:Sheet1.BA1" chart:class="chart:line">
            <chart:data-point chart:repeated="16"/>
          </chart:series>
          <chart:series chart:style-name="ch16" chart:values-cell-range-address="Sheet1.BB2:Sheet1.BB17" chart:label-cell-address="Sheet1.BB1:Sheet1.BB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len_20</text:p>
                <draw:g>
                  <svg:desc>Sheet1.AV1:Sheet1.AV1</svg:desc>
                </draw:g>
              </table:table-cell>
              <table:table-cell office:value-type="string">
                <text:p>strlen_24</text:p>
                <draw:g>
                  <svg:desc>Sheet1.AW1:Sheet1.AW1</svg:desc>
                </draw:g>
              </table:table-cell>
              <table:table-cell office:value-type="string">
                <text:p>strlen_28</text:p>
                <draw:g>
                  <svg:desc>Sheet1.AX1:Sheet1.AX1</svg:desc>
                </draw:g>
              </table:table-cell>
              <table:table-cell office:value-type="string">
                <text:p>strlen_32</text:p>
                <draw:g>
                  <svg:desc>Sheet1.AY1:Sheet1.AY1</svg:desc>
                </draw:g>
              </table:table-cell>
              <table:table-cell office:value-type="string">
                <text:p>strlen_36</text:p>
                <draw:g>
                  <svg:desc>Sheet1.AZ1:Sheet1.AZ1</svg:desc>
                </draw:g>
              </table:table-cell>
              <table:table-cell office:value-type="string">
                <text:p>strlen_40</text:p>
                <draw:g>
                  <svg:desc>Sheet1.BA1:Sheet1.BA1</svg:desc>
                </draw:g>
              </table:table-cell>
              <table:table-cell office:value-type="string">
                <text:p>strlen_44</text:p>
                <draw:g>
                  <svg:desc>Sheet1.BB1:Sheet1.B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O2:Sheet1.AO17</svg:desc>
                </draw:g>
              </table:table-cell>
              <table:table-cell office:value-type="float" office:value="12">
                <text:p>12</text:p>
                <draw:g>
                  <svg:desc>Sheet1.AV2:Sheet1.AV17</svg:desc>
                </draw:g>
              </table:table-cell>
              <table:table-cell office:value-type="float" office:value="18">
                <text:p>18</text:p>
                <draw:g>
                  <svg:desc>Sheet1.AW2:Sheet1.AW17</svg:desc>
                </draw:g>
              </table:table-cell>
              <table:table-cell office:value-type="float" office:value="19">
                <text:p>19</text:p>
                <draw:g>
                  <svg:desc>Sheet1.AX2:Sheet1.AX17</svg:desc>
                </draw:g>
              </table:table-cell>
              <table:table-cell office:value-type="float" office:value="26">
                <text:p>26</text:p>
                <draw:g>
                  <svg:desc>Sheet1.AY2:Sheet1.AY17</svg:desc>
                </draw:g>
              </table:table-cell>
              <table:table-cell office:value-type="float" office:value="17">
                <text:p>17</text:p>
                <draw:g>
                  <svg:desc>Sheet1.AZ2:Sheet1.AZ17</svg:desc>
                </draw:g>
              </table:table-cell>
              <table:table-cell office:value-type="float" office:value="23">
                <text:p>23</text:p>
                <draw:g>
                  <svg:desc>Sheet1.BA2:Sheet1.BA17</svg:desc>
                </draw:g>
              </table:table-cell>
              <table:table-cell office:value-type="float" office:value="30">
                <text:p>30</text:p>
                <draw:g>
                  <svg:desc>Sheet1.BB2:Sheet1.BB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